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454" officeooo:paragraph-rsid="00008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Recurso Agregar</text:p>
      <text:p text:style-name="P1">Siempre estará dividido en dos métodos.</text:p>
      <text:p text:style-name="P1"><text:tab/>Método agregar, es decir mostrar formulario html</text:p>
      <text:p text:style-name="P1"><text:tab/>Método guardara, recibe datos, crea objeto y guardar el objeto.</text:p>
      <text:p text:style-name="P1"/>
      <text:p text:style-name="P1">Método guardar.</text:p>
      <text:p text:style-name="P1"><text:tab/>1.-Recibe los datos del formulario.</text:p>
      <text:p text:style-name="P1"><text:tab/>2- Modificar las propiedades del objeto (this→model)</text:p>
      <text:p text:style-name="P1"><text:tab/>3.-Guardar objeto</text:p>
      <text:p text:style-name="P1"><text:tab/>4.- Redirigir al usuario a otro recurso (opcional)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6:51:26.569307749</meta:creation-date>
    <dc:date>2025-03-24T16:58:03.681183761</dc:date>
    <meta:editing-duration>PT6M37S</meta:editing-duration>
    <meta:editing-cycles>1</meta:editing-cycles>
    <meta:document-statistic meta:table-count="0" meta:image-count="0" meta:object-count="0" meta:page-count="1" meta:paragraph-count="9" meta:word-count="50" meta:character-count="345" meta:non-whitespace-character-count="298"/>
    <meta:generator>LibreOffice/7.4.7.2$Linux_X86_64 LibreOffice_project/40$Build-2</meta:generator>
  </office:meta>
</office:document-meta>
</file>